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70000004348AB32A3C.png" manifest:media-type="image/png"/>
  <manifest:file-entry manifest:full-path="Pictures/1000000100000370000004348E982BD6.png" manifest:media-type="image/png"/>
  <manifest:file-entry manifest:full-path="Pictures/1000000100000370000004347F179A05.png" manifest:media-type="image/png"/>
  <manifest:file-entry manifest:full-path="Pictures/100000010000037000000434D8708592.png" manifest:media-type="image/png"/>
  <manifest:file-entry manifest:full-path="Pictures/10000001000004B000000320AF14335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439cm" svg:height="12.292cm" svg:x="1.161cm" svg:y="0.461cm">
          <draw:image xlink:href="Pictures/10000001000004B000000320AF14335B.png" xlink:type="simple" xlink:show="embed" xlink:actuate="onLoad" draw:mime-type="image/png">
            <text:p/>
          </draw:image>
        </draw:frame>
        <draw:frame draw:style-name="gr1" draw:text-style-name="P1" draw:layer="layout" svg:width="3.68cm" svg:height="4.5cm" svg:x="2.75cm" svg:y="12.95cm">
          <draw:image xlink:href="Pictures/100000010000037000000434D8708592.png" xlink:type="simple" xlink:show="embed" xlink:actuate="onLoad" draw:mime-type="image/png">
            <text:p/>
          </draw:image>
        </draw:frame>
        <draw:frame draw:style-name="gr1" draw:text-style-name="P1" draw:layer="layout" svg:width="3.68cm" svg:height="4.499cm" svg:x="6.9cm" svg:y="12.951cm">
          <draw:image xlink:href="Pictures/1000000100000370000004348E982BD6.png" xlink:type="simple" xlink:show="embed" xlink:actuate="onLoad" draw:mime-type="image/png">
            <text:p/>
          </draw:image>
        </draw:frame>
        <draw:frame draw:style-name="gr1" draw:text-style-name="P1" draw:layer="layout" svg:width="3.75cm" svg:height="4.585cm" svg:x="11.15cm" svg:y="12.871cm">
          <draw:image xlink:href="Pictures/1000000100000370000004347F179A05.png" xlink:type="simple" xlink:show="embed" xlink:actuate="onLoad" draw:mime-type="image/png">
            <text:p/>
          </draw:image>
        </draw:frame>
        <draw:frame draw:style-name="gr1" draw:text-style-name="P1" draw:layer="layout" svg:width="3.722cm" svg:height="4.55cm" svg:x="15.646cm" svg:y="12.85cm">
          <draw:image xlink:href="Pictures/1000000100000370000004348AB32A3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1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im Taylor</meta:initial-creator>
    <meta:creation-date>2026-03-17T18:21:43.484287202</meta:creation-date>
    <dc:date>2026-03-17T18:40:58.021660024</dc:date>
    <dc:creator>Tim Taylor</dc:creator>
    <meta:editing-duration>PT19M15S</meta:editing-duration>
    <meta:editing-cycles>2</meta:editing-cycles>
    <meta:generator>LibreOffice/24.2.7.2$Linux_X86_64 LibreOffice_project/420$Build-2</meta:generator>
    <meta:document-statistic meta:object-count="5"/>
  </office:meta>
</office:document-meta>
</file>